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84d8" officeooo:paragraph-rsid="000b84d8"/>
    </style:style>
    <style:style style:name="T1" style:family="text">
      <style:text-properties officeooo:rsid="000ba2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ying to push limits <text:span text:style-name="T1">hvhfhfhf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3T06:52:02.785811639</meta:creation-date>
    <dc:date>2023-05-23T08:14:46.499824808</dc:date>
    <meta:editing-duration>PT1M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5" meta:character-count="30" meta:non-whitespace-character-count="26"/>
  </office:meta>
</office:document-meta>
</file>